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07c6c6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fo:font-weight="bold" officeooo:rsid="0007c6c6" officeooo:paragraph-rsid="0007c6c6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7c6c6" officeooo:paragraph-rsid="0007c6c6" style:font-size-asian="12pt" style:font-weight-asian="bold" style:font-size-complex="12pt" style:font-weight-complex="bold"/>
    </style:style>
    <style:style style:name="T1" style:family="text">
      <style:text-properties officeooo:rsid="000895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ASE App<text:span text:style-name="T1">Compilador</text:span>Lanzador</text:p>
      <text:p text:style-name="P1"/>
      <text:p text:style-name="P1">package app<text:span text:style-name="T1">compilador</text:span>lanzador;</text:p>
      <text:p text:style-name="P1"/>
      <text:p text:style-name="P1">import java.io.BufferedReader;</text:p>
      <text:p text:style-name="P1">import java.io.IOException;</text:p>
      <text:p text:style-name="P1">import java.io.InputStream;</text:p>
      <text:p text:style-name="P1">import java.io.InputStreamReader;</text:p>
      <text:p text:style-name="P1"/>
      <text:p text:style-name="P1">/**</text:p>
      <text:p text:style-name="P1"><text:s/>*</text:p>
      <text:p text:style-name="P1"><text:s/>* @author Roi Iglesias</text:p>
      <text:p text:style-name="P1"><text:s/>*/</text:p>
      <text:p text:style-name="P1">public class App<text:span text:style-name="T1">Compilador</text:span>Lanzador {</text:p>
      <text:p text:style-name="P1"/>
      <text:p text:style-name="P1"><text:s text:c="4"/>/**</text:p>
      <text:p text:style-name="P1"><text:s text:c="5"/>* @param args the command line arguments</text:p>
      <text:p text:style-name="P1"><text:s text:c="5"/>*/</text:p>
      <text:p text:style-name="P1"><text:s text:c="4"/>public static void main(String[] args) throws IOException, InterruptedException {</text:p>
      <text:p text:style-name="P1"><text:s text:c="6"/></text:p>
      <text:p text:style-name="P1"><text:s text:c="8"/>Process pbEjecutaJar;</text:p>
      <text:p text:style-name="P1"><text:s text:c="8"/></text:p>
      <text:p text:style-name="P1"><text:s text:c="8"/>/*Compilación..</text:p>
      <text:p text:style-name="P1"><text:s text:c="8"/>//Generamos la clase .class</text:p>
      <text:p text:style-name="P1"><text:s text:c="8"/>Process pbCreaJar;</text:p>
      <text:p text:style-name="P1"><text:s text:c="8"/>pbCreaJar = Runtime.getRuntime().exec("javac "</text:p>
      <text:p text:style-name="P1"><text:s text:c="16"/>+ "C:\\Users\\pc\\Desktop\\PSP_ejercicios_preparacion_febrero\\AppGeneradorPalabras\\src\\appgeneradorpalabras\\AppGeneradorPalabras.java");</text:p>
      <text:p text:style-name="P1"><text:s text:c="8"/>pbCreaJar.waitFor();</text:p>
      <text:p text:style-name="P1"/>
      <text:p text:style-name="P1"><text:s text:c="8"/>//Para este paso hemos creado un archivo con nombre temp.mf</text:p>
      <text:p text:style-name="P1"><text:s text:c="8"/>//Ese archivo, creado con el bloc de notas le especifica la clase principal</text:p>
      <text:p text:style-name="P1"><text:s text:c="8"/>//Main-Class: AppGeneradorPalabras</text:p>
      <text:p text:style-name="P1"><text:s text:c="8"/>//Sealed: true</text:p>
      <text:p text:style-name="P1"><text:s text:c="8"/>pbCreaJar = Runtime.getRuntime().exec("jar -cf "</text:p>
      <text:p text:style-name="P1"><text:s text:c="16"/>+ "C:\\Users\\pc\\Desktop\\PSP_ejercicios_preparacion_febrero\\AppGeneradorPalabras\\src\\appgeneradorpalabras\\AppGeneradorPalabras.jar AppGeneradorPalabras.class");</text:p>
      <text:p text:style-name="P1"/>
      <text:p text:style-name="P1"><text:s text:c="8"/>pbCreaJar.waitFor();</text:p>
      <text:p text:style-name="P1"><text:s text:c="8"/>pbCreaJar = Runtime.getRuntime().exec("jar cmf " +</text:p>
      <text:p text:style-name="P1"><text:s text:c="16"/>"C:\\Users\\pc\\Desktop\\PSP_ejercicios_preparacion_febrero\\AppGeneradorPalabras\\src\\appgeneradorpalabras\\MANIFEST.mf AppGeneradorPalabras.jar AppGeneradorPalabras.class");</text:p>
      <text:p text:style-name="P1"><text:s text:c="8"/>pbCreaJar.waitFor();*/</text:p>
      <text:p text:style-name="P1"><text:s text:c="8"/></text:p>
      <text:p text:style-name="P1"><text:s text:c="8"/></text:p>
      <text:p text:style-name="P1"><text:s text:c="8"/>//Lanzamos la aplicación Generadora de palabras</text:p>
      <text:p text:style-name="P1"><text:s text:c="8"/>pbEjecutaJar = Runtime.getRuntime().exec("java -jar " +</text:p>
      <text:p text:style-name="P1"><text:s text:c="16"/>"C:\\Users\\pc\\Desktop\\PSP_ejercicios_preparacion_febrero\\AppGeneradorPalabras\\dist\\AppGeneradorPalabras.jar");</text:p>
      <text:p text:style-name="P1"><text:s text:c="8"/></text:p>
      <text:p text:style-name="P1"><text:s text:c="8"/>pbEjecutaJar.waitFor();</text:p>
      <text:p text:style-name="P1"><text:s text:c="8"/></text:p>
      <text:p text:style-name="P1"><text:s text:c="8"/>//recogemos el resultado...</text:p>
      <text:p text:style-name="P1"><text:s text:c="8"/>String linea = null;</text:p>
      <text:p text:style-name="P1"><text:s text:c="8"/>InputStream is = pbEjecutaJar.getInputStream();</text:p>
      <text:p text:style-name="P1"><text:s text:c="8"/>BufferedReader br = new BufferedReader(new InputStreamReader(is));</text:p>
      <text:p text:style-name="P1"><text:s text:c="8"/>linea = br.readLine();</text:p>
      <text:p text:style-name="P1"><text:s text:c="8"/></text:p>
      <text:p text:style-name="P1"><text:s text:c="8"/>//mostramos por pantalla la palabra a analizar</text:p>
      <text:p text:style-name="P1"><text:s text:c="8"/>System.out.println("La palabra a analizar es.. " + linea);</text:p>
      <text:p text:style-name="P1"><text:s text:c="8"/></text:p>
      <text:p text:style-name="P1"><text:s text:c="8"/>//Lanzamos aplicación de comprobación de Palíndromos pasándole como argumento la palabra..</text:p>
      <text:p text:style-name="P1"><text:s text:c="8"/>pbEjecutaJar = Runtime.getRuntime().exec("java -jar " +</text:p>
      <text:p text:style-name="P1"><text:s text:c="16"/>"C:\\Users\\pc\\Desktop\\PSP_ejercicios_preparacion_febrero\\AppComprobadorPalindromos\\dist\\AppComprobadorPalindromos.jar " + linea );</text:p>
      <text:p text:style-name="P1"><text:s text:c="8"/></text:p>
      <text:p text:style-name="P1"><text:s text:c="8"/>pbEjecutaJar.waitFor();</text:p>
      <text:p text:style-name="P1"><text:s text:c="9"/></text:p>
      <text:p text:style-name="P1"><text:s text:c="8"/>//recogemos el resultado...</text:p>
      <text:p text:style-name="P1"><text:s text:c="8"/>is = pbEjecutaJar.getInputStream();</text:p>
      <text:p text:style-name="P1"><text:s text:c="8"/>br = new BufferedReader(new InputStreamReader(is));</text:p>
      <text:p text:style-name="P1"><text:s text:c="8"/>linea = br.readLine();</text:p>
      <text:p text:style-name="P1"><text:s text:c="8"/>System.out.println("El comprobador me ha dicho : " + linea);</text:p>
      <text:p text:style-name="P1"><text:s text:c="8"/>/* bucle por si fueran varias lineas</text:p>
      <text:p text:style-name="P1"><text:s text:c="8"/>while((linea = br.readLine())!= null)</text:p>
      <text:p text:style-name="P1"><text:s text:c="12"/>System.out.println(linea);*/</text:p>
      <text:p text:style-name="P1"><text:s text:c="8"/></text:p>
      <text:p text:style-name="P1"><text:s text:c="4"/>}</text:p>
      <text:p text:style-name="P1">}</text:p>
      <text:p text:style-name="P1"><text:soft-page-break/></text:p>
      <text:p text:style-name="P4">CLASE AppGeneradorPalabras</text:p>
      <text:p text:style-name="P2"/>
      <text:p text:style-name="P1">package appgeneradorpalabras;</text:p>
      <text:p text:style-name="P1"/>
      <text:p text:style-name="P1">import java.util.Random;</text:p>
      <text:p text:style-name="P1"/>
      <text:p text:style-name="P1">/**</text:p>
      <text:p text:style-name="P1"><text:s/>*</text:p>
      <text:p text:style-name="P1"><text:s/>* @author Roi Iglesias</text:p>
      <text:p text:style-name="P1"><text:s/>*/</text:p>
      <text:p text:style-name="P1">public class AppGeneradorPalabras {</text:p>
      <text:p text:style-name="P1"/>
      <text:p text:style-name="P1"><text:s text:c="4"/>public static void main(String[] args) {</text:p>
      <text:p text:style-name="P1"/>
      <text:p text:style-name="P1"><text:s text:c="8"/>String palabras[] = {"orejero", "radar", "oso", "camioneta", "reconocer",</text:p>
      <text:p text:style-name="P1"><text:s text:c="12"/>"sobreverbos", "colchoneta", "sometemos", "sotos", "personaje"};</text:p>
      <text:p text:style-name="P1"/>
      <text:p text:style-name="P1"><text:s text:c="8"/>System.out.println(generaPalabraAlea(palabras));</text:p>
      <text:p text:style-name="P1"><text:s text:c="4"/>}</text:p>
      <text:p text:style-name="P1"/>
      <text:p text:style-name="P1"><text:s text:c="4"/>public static String generaPalabraAlea(String[] palabras) {</text:p>
      <text:p text:style-name="P1"><text:s text:c="8"/>String palabraAlAzar;</text:p>
      <text:p text:style-name="P1"><text:s text:c="8"/>Random rnd = new Random();</text:p>
      <text:p text:style-name="P1"><text:s text:c="8"/>palabraAlAzar = palabras[rnd.nextInt(palabras.length)];</text:p>
      <text:p text:style-name="P1"/>
      <text:p text:style-name="P1"><text:s text:c="8"/>return palabraAlAzar;</text:p>
      <text:p text:style-name="P1"/>
      <text:p text:style-name="P1"><text:s text:c="4"/>}</text:p>
      <text:p text:style-name="P1"/>
      <text:p text:style-name="P1">}</text:p>
      <text:p text:style-name="P1"/>
      <text:p text:style-name="P1"/>
      <text:p text:style-name="P2"/>
      <text:p text:style-name="P4">CLASE AppComprobadorPalindromos</text:p>
      <text:p text:style-name="P1"/>
      <text:p text:style-name="P1"/>
      <text:p text:style-name="P1">package appcomprobadorpalindromos;</text:p>
      <text:p text:style-name="P1"/>
      <text:p text:style-name="P1">/**</text:p>
      <text:p text:style-name="P1"><text:s/>*</text:p>
      <text:p text:style-name="P1"><text:s/>* @author Roi Iglesias</text:p>
      <text:p text:style-name="P1"><text:s/>*/</text:p>
      <text:p text:style-name="P1">public class AppComprobadorPalindromos {</text:p>
      <text:p text:style-name="P1"/>
      <text:p text:style-name="P1"><text:s text:c="4"/></text:p>
      <text:p text:style-name="P1"><text:s text:c="4"/>public static void main(String[] args) {</text:p>
      <text:p text:style-name="P1"><text:s text:c="8"/></text:p>
      <text:p text:style-name="P1"><text:s text:c="8"/>String palabra;</text:p>
      <text:p text:style-name="P1"><text:s text:c="8"/>palabra = args[0];</text:p>
      <text:p text:style-name="P1"><text:s text:c="8"/></text:p>
      <text:p text:style-name="P1"><text:s text:c="8"/></text:p>
      <text:p text:style-name="P1"><text:s text:c="8"/>if (esPalindromo(palabra))</text:p>
      <text:p text:style-name="P1"><text:s text:c="12"/>System.out.println("La palabra " + palabra + " es palindromo");</text:p>
      <text:p text:style-name="P1"><text:s text:c="8"/>else </text:p>
      <text:p text:style-name="P1"><text:s text:c="12"/>System.out.println("La palabra " + palabra + " no es palindromo");</text:p>
      <text:p text:style-name="P1"><text:s text:c="8"/></text:p>
      <text:p text:style-name="P1"><text:s text:c="4"/>}</text:p>
      <text:p text:style-name="P1"><text:s text:c="4"/></text:p>
      <text:p text:style-name="P1"><text:s text:c="4"/>public static boolean esPalindromo(String cadena) {</text:p>
      <text:p text:style-name="P1"><text:tab/><text:tab/></text:p>
      <text:p text:style-name="P1"/>
      <text:p text:style-name="P1"><text:tab/><text:tab/>cadena = cadena.toLowerCase().replace("á", "a").replace("é", "e").replace("í", "i").replace("ó", "o")</text:p>
      <text:p text:style-name="P1"><text:tab/><text:tab/><text:tab/><text:tab/>.replace("ú", "u").replace(" ", "").replace(".", "").replace(",", "");</text:p>
      <text:p text:style-name="P1"><text:tab/><text:tab/></text:p>
      <text:p text:style-name="P1"><text:tab/><text:tab/>String invertida = new StringBuilder(cadena).reverse().toString();</text:p>
      <text:p text:style-name="P1"><text:tab/><text:tab/>return invertida.equals(cadena);</text:p>
      <text:p text:style-name="P1"><text:s text:c="4"/>}</text:p>
      <text:p text:style-name="P1"/>
      <text:p text:style-name="P1"><text:s text:c="4"/></text:p>
      <text:p text:style-name="P1">}</text:p>
      <text:p text:style-name="P1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08:34:20.075000000</meta:creation-date>
    <dc:date>2023-01-31T18:58:24.065000000</dc:date>
    <meta:editing-duration>PT4M39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119" meta:word-count="347" meta:character-count="4373" meta:non-whitespace-character-count="3436"/>
  </office:meta>
</office:document-meta>
</file>